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8193in"/>
    </style:style>
    <style:style style:name="co5" style:family="table-column">
      <style:table-column-properties fo:break-before="auto" style:column-width="2.2189in"/>
    </style:style>
    <style:style style:name="co6" style:family="table-column">
      <style:table-column-properties fo:break-before="auto" style:column-width="3.58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top"/>
    </style:style>
    <style:style style:name="ce3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B07FVXHWQR </text:p>
          </table:table-cell>
          <table:table-cell office:value-type="string" calcext:value-type="string">
            <text:p>6 mm x 15 mm x 5 mm</text:p>
          </table:table-cell>
          <table:table-cell office:value-type="string" calcext:value-type="string">
            <text:p>Uxcell Carbon Steel Bearings</text:p>
          </table:table-cell>
          <table:table-cell office:value-type="string" calcext:value-type="string">
            <text:p>Neck arms</text:p>
          </table:table-cell>
          <table:table-cell table:formula="of:=HYPERLINK(COM.MICROSOFT.CONCAT(&quot;https://amazon.com/&quot;;[.B3];&quot;/&quot;))" office:value-type="string" office:string-value="https://amazon.com/B07FVXHWQR /" calcext:value-type="string">
            <text:p>https://amazon.com/B07FVXHWQR 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B07YKQ43B3 </text:p>
          </table:table-cell>
          <table:table-cell office:value-type="string" calcext:value-type="string">
            <text:p>6 mm</text:p>
          </table:table-cell>
          <table:table-cell office:value-type="string" calcext:value-type="string">
            <text:p>Uxcell 304 Stainless Precision Bearing Balls</text:p>
          </table:table-cell>
          <table:table-cell office:value-type="string" calcext:value-type="string">
            <text:p>Neck green ring</text:p>
          </table:table-cell>
          <table:table-cell table:formula="of:=HYPERLINK(COM.MICROSOFT.CONCAT(&quot;https://amazon.com/&quot;;[.B4];&quot;/&quot;))" office:value-type="string" office:string-value="https://amazon.com/B07YKQ43B3 /" calcext:value-type="string">
            <text:p>https://amazon.com/B07YKQ43B3 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2131A520</text:p>
          </table:table-cell>
          <table:table-cell office:value-type="string" calcext:value-type="string">
            <text:p>15 mm ID, .94 mm tall</text:p>
          </table:table-cell>
          <table:table-cell office:value-type="string" calcext:value-type="string">
            <text:p>Single Turn Spiral Internal Retaining Ring</text:p>
          </table:table-cell>
          <table:table-cell office:value-type="string" calcext:value-type="string">
            <text:p>Neck arm snap rings</text:p>
          </table:table-cell>
          <table:table-cell table:formula="of:=HYPERLINK(COM.MICROSOFT.CONCAT(&quot;https://mcmaster.com/&quot;;[.B5];&quot;/&quot;))" office:value-type="string" office:string-value="https://mcmaster.com/92131A520/" calcext:value-type="string">
            <text:p>https://mcmaster.com/92131A520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0327A138</text:p>
          </table:table-cell>
          <table:table-cell office:value-type="string" calcext:value-type="string">
            <text:p>M6 x 1, 20 mm</text:p>
          </table:table-cell>
          <table:table-cell office:value-type="string" calcext:value-type="string">
            <text:p>Alloy Steel Low-Profile Socket Head Screws</text:p>
          </table:table-cell>
          <table:table-cell office:value-type="string" calcext:value-type="string">
            <text:p>Neck arm lock nuts</text:p>
          </table:table-cell>
          <table:table-cell table:formula="of:=HYPERLINK(COM.MICROSOFT.CONCAT(&quot;https://mcmaster.com/&quot;;[.B6];&quot;/&quot;))" office:value-type="string" office:string-value="https://mcmaster.com/90327A138/" calcext:value-type="string">
            <text:p>https://mcmaster.com/90327A138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0576A115</text:p>
          </table:table-cell>
          <table:table-cell office:value-type="string" calcext:value-type="string">
            <text:p>M6 x 1, 6 mm</text:p>
          </table:table-cell>
          <table:table-cell office:value-type="string" calcext:value-type="string">
            <text:p>Medium Strength Steel Nylon Locknut</text:p>
          </table:table-cell>
          <table:table-cell office:value-type="string" calcext:value-type="string">
            <text:p>Neck arm bolts</text:p>
          </table:table-cell>
          <table:table-cell table:formula="of:=HYPERLINK(COM.MICROSOFT.CONCAT(&quot;https://mcmaster.com/&quot;;[.B7];&quot;/&quot;))" office:value-type="string" office:string-value="https://mcmaster.com/90576A115/" calcext:value-type="string">
            <text:p>https://mcmaster.com/90576A115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290A120</text:p>
          </table:table-cell>
          <table:table-cell office:value-type="string" calcext:value-type="string">
            <text:p>M3 x .5, 16 mm</text:p>
          </table:table-cell>
          <table:table-cell office:value-type="string" calcext:value-type="string">
            <text:p>Black-Oxide Alloy Steel Socket Head Screw</text:p>
          </table:table-cell>
          <table:table-cell office:value-type="string" calcext:value-type="string">
            <text:p>Neck gear red bolt</text:p>
          </table:table-cell>
          <table:table-cell table:formula="of:=HYPERLINK(COM.MICROSOFT.CONCAT(&quot;https://mcmaster.com/&quot;;[.B8];&quot;/&quot;))" office:value-type="string" office:string-value="https://mcmaster.com/91290A120/" calcext:value-type="string">
            <text:p>https://mcmaster.com/91290A120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7259A101</text:p>
          </table:table-cell>
          <table:table-cell office:value-type="string" calcext:value-type="string">
            <text:p>M3 x .5, 1.8 mm</text:p>
          </table:table-cell>
          <table:table-cell office:value-type="string" calcext:value-type="string">
            <text:p>Low-strength Steel Thin Square Nut</text:p>
          </table:table-cell>
          <table:table-cell office:value-type="string" calcext:value-type="string">
            <text:p>Neck gear red nut</text:p>
          </table:table-cell>
          <table:table-cell table:formula="of:=HYPERLINK(COM.MICROSOFT.CONCAT(&quot;https://mcmaster.com/&quot;;[.B9];&quot;/&quot;))" office:value-type="string" office:string-value="https://mcmaster.com/97259A101/" calcext:value-type="string">
            <text:p>https://mcmaster.com/97259A101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7259A101</text:p>
          </table:table-cell>
          <table:table-cell office:value-type="string" calcext:value-type="string">
            <text:p>M3 x .5, 1.8 mm</text:p>
          </table:table-cell>
          <table:table-cell office:value-type="string" calcext:value-type="string">
            <text:p>Low-strength Steel Thin Square Nut</text:p>
          </table:table-cell>
          <table:table-cell office:value-type="string" calcext:value-type="string">
            <text:p>Neck drive plate nuts</text:p>
          </table:table-cell>
          <table:table-cell table:formula="of:=HYPERLINK(COM.MICROSOFT.CONCAT(&quot;https://mcmaster.com/&quot;;[.B10];&quot;/&quot;))" office:value-type="string" office:string-value="https://mcmaster.com/97259A101/" calcext:value-type="string">
            <text:p>https://mcmaster.com/97259A101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1290A572</text:p>
          </table:table-cell>
          <table:table-cell office:value-type="string" calcext:value-type="string">
            <text:p>M3 x .5, 15 mm</text:p>
          </table:table-cell>
          <table:table-cell office:value-type="string" calcext:value-type="string">
            <text:p>Black-Oxide Alloy Steel Socket Head Screw</text:p>
          </table:table-cell>
          <table:table-cell office:value-type="string" calcext:value-type="string">
            <text:p>Neck drive plate bolts</text:p>
          </table:table-cell>
          <table:table-cell table:formula="of:=HYPERLINK(COM.MICROSOFT.CONCAT(&quot;https://mcmaster.com/&quot;;[.B11];&quot;/&quot;))" office:value-type="string" office:string-value="https://mcmaster.com/91290A572/" calcext:value-type="string">
            <text:p>https://mcmaster.com/91290A572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8381A507</text:p>
          </table:table-cell>
          <table:table-cell office:value-type="string" calcext:value-type="string">
            <text:p>3/16” OD, 5/8” long</text:p>
          </table:table-cell>
          <table:table-cell office:value-type="string" calcext:value-type="string">
            <text:p>Dowel Pin</text:p>
          </table:table-cell>
          <table:table-cell office:value-type="string" calcext:value-type="string">
            <text:p>Neck drive pinion rod</text:p>
          </table:table-cell>
          <table:table-cell table:formula="of:=HYPERLINK(COM.MICROSOFT.CONCAT(&quot;https://mcmaster.com/&quot;;[.B12];&quot;/&quot;))" office:value-type="string" office:string-value="https://mcmaster.com/98381A507/" calcext:value-type="string">
            <text:p>https://mcmaster.com/98381A507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391K114</text:p>
          </table:table-cell>
          <table:table-cell office:value-type="string" calcext:value-type="string">
            <text:p>3/16” ID, 5/16” OD, ¼” long</text:p>
          </table:table-cell>
          <table:table-cell office:value-type="string" calcext:value-type="string">
            <text:p>Oil-Embedded Bronze Sleeve Bearing</text:p>
          </table:table-cell>
          <table:table-cell office:value-type="string" calcext:value-type="string">
            <text:p>Neck drive pinion bushing</text:p>
          </table:table-cell>
          <table:table-cell table:formula="of:=HYPERLINK(COM.MICROSOFT.CONCAT(&quot;https://mcmaster.com/&quot;;[.B13];&quot;/&quot;))" office:value-type="string" office:string-value="https://mcmaster.com/6391K114/" calcext:value-type="string">
            <text:p>https://mcmaster.com/6391K114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7259A101</text:p>
          </table:table-cell>
          <table:table-cell office:value-type="string" calcext:value-type="string">
            <text:p>M3 x .5, 1.8 mm</text:p>
          </table:table-cell>
          <table:table-cell office:value-type="string" calcext:value-type="string">
            <text:p>Low-strength Steel Thin Square Nut</text:p>
          </table:table-cell>
          <table:table-cell office:value-type="string" calcext:value-type="string">
            <text:p>Neck drive servo nuts</text:p>
          </table:table-cell>
          <table:table-cell table:formula="of:=HYPERLINK(COM.MICROSOFT.CONCAT(&quot;https://mcmaster.com/&quot;;[.B14];&quot;/&quot;))" office:value-type="string" office:string-value="https://mcmaster.com/97259A101/" calcext:value-type="string">
            <text:p>https://mcmaster.com/97259A101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1294A132</text:p>
          </table:table-cell>
          <table:table-cell office:value-type="string" calcext:value-type="string">
            <text:p>M3 x .5, 12 mm</text:p>
          </table:table-cell>
          <table:table-cell office:value-type="string" calcext:value-type="string">
            <text:p>Black-Oxide Hex Drive Flat Head Screw</text:p>
          </table:table-cell>
          <table:table-cell office:value-type="string" calcext:value-type="string">
            <text:p>Neck drive servo bolts</text:p>
          </table:table-cell>
          <table:table-cell table:formula="of:=HYPERLINK(COM.MICROSOFT.CONCAT(&quot;https://mcmaster.com/&quot;;[.B15];&quot;/&quot;))" office:value-type="string" office:string-value="https://mcmaster.com/91294A132/" calcext:value-type="string">
            <text:p>https://mcmaster.com/91294A132/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076CNKQX4</text:p>
          </table:table-cell>
          <table:table-cell/>
          <table:table-cell table:style-name="ce3" office:value-type="string" calcext:value-type="string">
            <text:p>DS3218 <text:s/>ANNIMOS 20KG 270 High Torque Servo</text:p>
          </table:table-cell>
          <table:table-cell office:value-type="string" calcext:value-type="string">
            <text:p>Neck drive</text:p>
          </table:table-cell>
          <table:table-cell table:formula="of:=HYPERLINK(COM.MICROSOFT.CONCAT(&quot;https://amazon.com/&quot;;[.B16];&quot;/&quot;))" office:value-type="string" office:string-value="https://amazon.com/B076CNKQX4/" calcext:value-type="string">
            <text:p>https://amazon.com/B076CNKQX4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7NS5PLHV</text:p>
          </table:table-cell>
          <table:table-cell office:value-type="string" calcext:value-type="string">
            <text:p>25T</text:p>
          </table:table-cell>
          <table:table-cell office:value-type="string" calcext:value-type="string">
            <text:p>Uxcell Servo Arm Horn Aluminum 25T</text:p>
          </table:table-cell>
          <table:table-cell office:value-type="string" calcext:value-type="string">
            <text:p>Neck drive</text:p>
          </table:table-cell>
          <table:table-cell table:formula="of:=HYPERLINK(COM.MICROSOFT.CONCAT(&quot;https://amazon.com/&quot;;[.B17];&quot;/&quot;))" office:value-type="string" office:string-value="https://amazon.com/B07NS5PLHV/" calcext:value-type="string">
            <text:p>https://amazon.com/B07NS5PLHV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09:34:45.056000000</meta:creation-date>
    <dc:date>2022-03-13T10:38:27.156000000</dc:date>
    <meta:editing-duration>PT9M11S</meta:editing-duration>
    <meta:editing-cycles>1</meta:editing-cycles>
    <meta:document-statistic meta:table-count="1" meta:cell-count="95" meta:object-count="0"/>
    <meta:generator>LibreOffice/7.2.1.2$Windows_X86_64 LibreOffice_project/87b77fad49947c1441b67c559c339af8f3517e22</meta:generator>
  </office:meta>
</office:document-meta>
</file>